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I read a review for <text:span text:style-name="T1">Divers</text:span><text:span text:style-name="T2"> by Joanna Newsom on the Guardian and a review of </text:span><text:span text:style-name="T1">Sounds Good Feels Good</text:span><text:span text:style-name="T2"> by Five Seconds of Summer on the AV Club. I haven't heard of either artist or album before reading the reviews. Both of the reviews read similarly to me. They both have the same semi-informal tone, writing as if addressing the reader and using first person. There is a lot of use of colloquial phrases such as “there is a key change that yanks the rug from under you” in the article on divers. The only real difference I see in the approach between the two reviews is the balance between how long they chose to give some background and how long they spent discussing the music. The Guardian article spent more time giving some background to the band and the genre and went a little less in depth into the actual content of the music than the AV Club did. </text:span></text:p>
      <text:p text:style-name="Standard"><text:span text:style-name="T2"><text:tab/>I've never really read an album review before, so whatever common traits I find are coming from just these two reviews and are probably extrapolation. I noticed that both reviews decided to spend some time introducing the albums so that people who hadn't listened to the album beforehand could follow what they are saying. There is a clear effort in both to use informal and colloquial terms. Neither one breaks down the music on any extreme level, and instead just talks about the general sound of the album as whole and maybe references a couple of songs from i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5-11-04T19:44:04.37</meta:creation-date>
    <meta:document-statistic meta:table-count="0" meta:image-count="0" meta:object-count="0" meta:page-count="1" meta:paragraph-count="2" meta:word-count="260" meta:character-count="1422"/>
    <dc:date>2015-11-04T20:02:59.73</dc:date>
    <dc:creator>Robert Ritchie</dc:creator>
    <meta:editing-duration>PT3M45S</meta:editing-duration>
    <meta:editing-cycles>1</meta:editing-cycles>
    <meta:generator>OpenOffice/4.1.1$Win32 OpenOffice.org_project/411m6$Build-9775</meta:generator>
  </office:meta>
</office:document-meta>
</file>